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69cm" fo:min-width="3.12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1.469cm" fo:min-width="4.414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469cm" fo:min-width="6.59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81cm" svg:height="1.905cm" svg:x="3.57cm" svg:y="6.9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.76cm" svg:height="1.673cm" svg:x="4.139cm" svg:y="7.432cm">
          <draw:text-box>
            <text:p><text:span text:style-name="T1">Output</text:span></text:p>
          </draw:text-box>
        </draw:frame>
        <draw:custom-shape draw:style-name="gr3" draw:text-style-name="P1" xml:id="id1" draw:id="id1" draw:layer="layout" svg:width="5.1cm" svg:height="1.905cm" svg:x="6.471cm" svg:y="10.3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4.177cm" svg:height="1.673cm" svg:x="7.14cm" svg:y="10.832cm">
          <draw:text-box>
            <text:p><text:span text:style-name="T1">GSEXXXXX</text:span></text:p>
          </draw:text-box>
        </draw:frame>
        <draw:custom-shape draw:style-name="gr3" draw:text-style-name="P1" xml:id="id3" draw:id="id3" draw:layer="layout" svg:width="5.1cm" svg:height="1.905cm" svg:x="6.471cm" svg:y="16.6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4.177cm" svg:height="1.673cm" svg:x="7.14cm" svg:y="17.132cm">
          <draw:text-box>
            <text:p><text:span text:style-name="T1">GSEYYYYY</text:span></text:p>
          </draw:text-box>
        </draw:frame>
        <draw:custom-shape draw:style-name="gr3" draw:text-style-name="P1" xml:id="id4" draw:id="id4" draw:layer="layout" svg:width="5.1cm" svg:height="1.905cm" svg:x="6.471cm" svg:y="23.7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4.177cm" svg:height="1.673cm" svg:x="7.14cm" svg:y="24.232cm">
          <draw:text-box>
            <text:p><text:span text:style-name="T1">GSEZZZZZ</text:span></text:p>
          </draw:text-box>
        </draw:frame>
        <draw:custom-shape draw:style-name="gr3" draw:text-style-name="P1" xml:id="id5" draw:id="id5" draw:layer="layout" svg:width="5.1cm" svg:height="1.905cm" svg:x="14.871cm" svg:y="7.0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4.318cm" svg:height="1.673cm" svg:x="15.424cm" svg:y="7.532cm">
          <draw:text-box>
            <text:p><text:span text:style-name="T1">Condition 1</text:span></text:p>
          </draw:text-box>
        </draw:frame>
        <draw:custom-shape draw:style-name="gr3" draw:text-style-name="P1" xml:id="id6" draw:id="id6" draw:layer="layout" svg:width="5.1cm" svg:height="1.905cm" svg:x="14.871cm" svg:y="10.3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7" draw:id="id7" draw:layer="layout" svg:width="5.1cm" svg:height="1.905cm" svg:x="14.871cm" svg:y="13.7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8" draw:id="id8" draw:layer="layout" svg:width="5.1cm" svg:height="1.905cm" svg:x="14.871cm" svg:y="17.1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9" draw:id="id9" draw:layer="layout" svg:width="5.1cm" svg:height="1.905cm" svg:x="14.871cm" svg:y="20.7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6.471cm" svg:y1="11.276cm" svg:x2="5.475cm" svg:y2="8.829cm" draw:start-shape="id1" draw:start-glue-point="3" draw:end-shape="id2" draw:end-glue-point="2" svg:d="M6471 11276h-996v-2447" svg:viewBox="0 0 997 2448">
          <text:p/>
        </draw:connector>
        <draw:connector draw:style-name="gr4" draw:text-style-name="P1" draw:layer="layout" svg:x1="6.471cm" svg:y1="17.576cm" svg:x2="5.475cm" svg:y2="8.829cm" draw:start-shape="id3" draw:start-glue-point="3" draw:end-shape="id2" draw:end-glue-point="2" svg:d="M6471 17576h-996v-8747" svg:viewBox="0 0 997 8748">
          <text:p/>
        </draw:connector>
        <draw:connector draw:style-name="gr4" draw:text-style-name="P1" draw:layer="layout" svg:x1="6.471cm" svg:y1="24.676cm" svg:x2="5.475cm" svg:y2="8.829cm" draw:start-shape="id4" draw:start-glue-point="3" draw:end-shape="id2" draw:end-glue-point="2" svg:d="M6471 24676h-996v-15847" svg:viewBox="0 0 997 15848">
          <text:p/>
        </draw:connector>
        <draw:connector draw:style-name="gr4" draw:text-style-name="P1" draw:layer="layout" svg:x1="11.571cm" svg:y1="11.276cm" svg:x2="14.871cm" svg:y2="7.976cm" draw:start-shape="id1" draw:start-glue-point="1" draw:end-shape="id5" draw:end-glue-point="3" svg:d="M11571 11276h1650v-3300h1650" svg:viewBox="0 0 3301 3301">
          <text:p/>
        </draw:connector>
        <draw:connector draw:style-name="gr4" draw:text-style-name="P1" draw:layer="layout" svg:x1="11.571cm" svg:y1="11.276cm" svg:x2="14.871cm" svg:y2="11.276cm" draw:start-shape="id1" draw:start-glue-point="1" draw:end-shape="id6" svg:d="M11571 11276h3300" svg:viewBox="0 0 3301 1">
          <text:p/>
        </draw:connector>
        <draw:connector draw:style-name="gr4" draw:text-style-name="P1" draw:layer="layout" svg:x1="11.571cm" svg:y1="11.276cm" svg:x2="14.871cm" svg:y2="14.676cm" draw:start-shape="id1" draw:start-glue-point="1" draw:end-shape="id7" draw:end-glue-point="3" svg:d="M11571 11276h1650v3400h1650" svg:viewBox="0 0 3301 3401">
          <text:p/>
        </draw:connector>
        <draw:connector draw:style-name="gr4" draw:text-style-name="P1" draw:layer="layout" svg:x1="11.571cm" svg:y1="11.276cm" svg:x2="14.871cm" svg:y2="18.076cm" draw:start-shape="id1" draw:start-glue-point="1" draw:end-shape="id8" draw:end-glue-point="3" svg:d="M11571 11276h1650v6800h1650" svg:viewBox="0 0 3301 6801">
          <text:p/>
        </draw:connector>
        <draw:connector draw:style-name="gr4" draw:text-style-name="P1" draw:layer="layout" svg:x1="11.571cm" svg:y1="11.276cm" svg:x2="14.871cm" svg:y2="21.676cm" draw:start-shape="id1" draw:start-glue-point="1" draw:end-shape="id9" draw:end-glue-point="3" svg:d="M11571 11276h1650v10400h1650" svg:viewBox="0 0 3301 10401">
          <text:p/>
        </draw:connector>
        <draw:custom-shape draw:style-name="gr5" draw:text-style-name="P1" draw:layer="layout" svg:width="7.276cm" svg:height="1.905cm" svg:x="1.471cm" svg:y="3.3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xml:id="id10" draw:id="id10" draw:layer="layout" svg:width="6.072cm" svg:height="1.673cm" svg:x="2.04cm" svg:y="3.832cm">
          <draw:text-box>
            <text:p><text:span text:style-name="T1">Pipeline4DGEData</text:span></text:p>
          </draw:text-box>
        </draw:frame>
        <draw:connector draw:style-name="gr4" draw:text-style-name="P1" draw:layer="layout" svg:x1="5.076cm" svg:y1="5.505cm" svg:x2="5.475cm" svg:y2="6.924cm" draw:start-shape="id10" draw:start-glue-point="2" draw:end-shape="id2" draw:end-glue-point="0" svg:d="M5076 5505v709h399v710" svg:viewBox="0 0 400 1420">
          <text:p/>
        </draw:connector>
        <draw:frame draw:style-name="gr2" draw:text-style-name="P2" draw:layer="layout" svg:width="4.318cm" svg:height="1.673cm" svg:x="15.424cm" svg:y="10.833cm">
          <draw:text-box>
            <text:p><text:span text:style-name="T1">Condition 2</text:span></text:p>
          </draw:text-box>
        </draw:frame>
        <draw:frame draw:style-name="gr2" draw:text-style-name="P2" draw:layer="layout" svg:width="4.318cm" svg:height="1.673cm" svg:x="15.424cm" svg:y="14.134cm">
          <draw:text-box>
            <text:p><text:span text:style-name="T1">Condition 3</text:span></text:p>
          </draw:text-box>
        </draw:frame>
        <draw:frame draw:style-name="gr2" draw:text-style-name="P2" draw:layer="layout" svg:width="4.318cm" svg:height="1.673cm" svg:x="15.424cm" svg:y="17.535cm">
          <draw:text-box>
            <text:p><text:span text:style-name="T1">Condition 4</text:span></text:p>
          </draw:text-box>
        </draw:frame>
        <draw:frame draw:style-name="gr2" draw:text-style-name="P2" draw:layer="layout" svg:width="4.318cm" svg:height="1.673cm" svg:x="15.424cm" svg:y="21.136cm">
          <draw:text-box>
            <text:p><text:span text:style-name="T1">Condition 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9T14:41:20.642639588</meta:creation-date>
    <dc:date>2017-01-09T17:25:50.633408285</dc:date>
    <meta:editing-duration>PT1H36M18S</meta:editing-duration>
    <meta:editing-cycles>5</meta:editing-cycles>
    <meta:generator>LibreOffice/4.3.7.2$Linux_X86_64 LibreOffice_project/430$Build-2</meta:generator>
    <meta:document-statistic meta:object-count="29"/>
  </office:meta>
</office:document-meta>
</file>